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2.0118in"/>
    </style:style>
    <style:style style:name="co5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bsystem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Paid b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Hose clamps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 office:value-type="string">
            <text:p>Got it – 1 mirro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chanics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 office:value-type="string">
            <text:p>http://www.klee.dk/catalog/group/nodeid/dualv_skin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MayTec</text:p>
          </table:table-cell>
          <table:table-cell office:value-type="float" office:value="4338.25">
            <text:p>4338.25</text:p>
          </table:table-cell>
          <table:table-cell table:number-columns-repeated="2"/>
          <table:table-cell office:value-type="string">
            <text:p>http://www.maytec.org/mainframe_e.ht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Toothed belts and pulleys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string">
            <text:p>http://www.mobra.biz/sw/frontend/show.asp?parent=151030&amp;layout=0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Skins (1mm alu)</text:p>
          </table:table-cell>
          <table:table-cell table:formula="of:=7*163*1.25" office:value-type="float" office:value="1426.25">
            <text:p>1426.25</text:p>
          </table:table-cell>
          <table:table-cell table:number-columns-repeated="2"/>
          <table:table-cell office:value-type="string">
            <text:p>Sanistå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ol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Misc tools (HN 2011.11.08)</text:p>
          </table:table-cell>
          <table:table-cell/>
          <table:table-cell office:value-type="float" office:value="804.5">
            <text:p>804.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Small plate bending brake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ff</text:p>
          </table:table-cell>
          <table:table-cell office:value-type="string">
            <text:p>http://www.warco.co.uk/box-pan-folders-sheet-metal-machinery-benders/89-vice-brake.htm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Steppers x 3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formula="of:=SUM([.D2:.D33])" office:value-type="float" office:value="5764.5">
            <text:p>5764.5</text:p>
          </table:table-cell>
          <table:table-cell table:formula="of:=SUM([.E2:.E33])" office:value-type="float" office:value="13177.5">
            <text:p>13177.5</text:p>
          </table:table-cell>
          <table:table-cell table:style-name="ce1" table:formula="of:=[.D34]+[.E34]" office:value-type="float" office:value="18942">
            <text:p>18942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1:4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1-11-09T11:40:29</dc:date>
    <meta:editing-duration>PT8H35M47S</meta:editing-duration>
    <meta:editing-cycles>11</meta:editing-cycles>
    <meta:generator>LibreOffice/3.4$Unix LibreOffice_project/340m1$Build-302</meta:generator>
    <meta:document-statistic meta:table-count="3" meta:cell-count="112" meta:object-count="0"/>
  </office:meta>
</office:document-meta>
</file>